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4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3:Foglio5.A3 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0:29:44.5670525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9T11:29:58.687291150</dc:date>
    <dc:creator>salvo </dc:creator>
    <meta:editing-duration>PT1H29M8S</meta:editing-duration>
    <meta:editing-cycles>13</meta:editing-cycles>
    <meta:generator>LibreOffice/4.4.3.2$Linux_X86_64 LibreOffice_project/40m0$Build-2</meta:generator>
    <meta:document-statistic meta:table-count="5" meta:cell-count="4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1:Foglio1.D17" chart:data-source-has-labels="both" svg:x="-0.793cm" svg:y="-0.199cm" svg:width="30.478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1:Foglio2.D10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408cm" svg:y="7.009cm" style:legend-expansion="high" chart:style-name="ch2"/>
        <chart:plot-area chart:style-name="ch3" table:cell-range-address="Foglio3.A1:Foglio3.B17" chart:data-source-has-labels="both" svg:x="0.646cm" svg:y="0.292cm" svg:width="29.116cm" svg:height="14.032cm">
          <chartooo:coordinate-region svg:x="1.453cm" svg:y="0.491cm" svg:width="28.122cm" svg:height="13.186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471cm" svg:y="5.136cm" style:legend-expansion="high" chart:style-name="ch2"/>
        <chart:plot-area chart:style-name="ch3" table:cell-range-address="Foglio4.A2:Foglio4.A18 Foglio4.E1:Foglio4.F18" chart:data-source-has-labels="both" svg:x="0.505cm" svg:y="0.227cm" svg:width="21.461cm" svg:height="10.915cm">
          <chartooo:coordinate-region svg:x="1.312cm" svg:y="0.426cm" svg:width="20.097cm" svg:height="10.06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72cm" svg:y="4.051cm" style:legend-expansion="high" chart:style-name="ch2"/>
        <chart:plot-area chart:style-name="ch3" table:cell-range-address="Foglio4.A1:Foglio4.D18" chart:data-source-has-labels="both" svg:x="0.509cm" svg:y="0.193cm" svg:width="22.354cm" svg:height="9.31cm">
          <chartooo:coordinate-region svg:x="1.686cm" svg:y="0.392cm" svg:width="20.805cm" svg:height="8.46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81cm" svg:y="7.497cm" style:legend-expansion="high" chart:style-name="ch2"/>
        <chart:plot-area chart:style-name="ch3" table:cell-range-address="Foglio5.A3:Foglio5.A16 Foglio5.H3:Foglio5.H16" chart:data-source-has-labels="both" svg:x="0.52cm" svg:y="0.311cm" svg:width="22.341cm" svg:height="14.971cm">
          <chartooo:coordinate-region svg:x="1.247cm" svg:y="0.511cm" svg:width="21.242cm" svg:height="14.124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5.H4:Foglio5.H16" chart:label-cell-address="Foglio5.H3:Foglio5.H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